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700000142DF86D4CC4B6DA1AC.png" manifest:media-type="image/png"/>
  <manifest:file-entry manifest:full-path="Pictures/1000000100000287000001964E1E5B4A95A90ECA.png" manifest:media-type="image/png"/>
  <manifest:file-entry manifest:full-path="Pictures/10000001000007800000043851CC1A96D0A64C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17cm" svg:height="9.562cm" draw:z-index="0"><draw:image xlink:href="Pictures/10000001000007800000043851CC1A96D0A64C35.png" xlink:type="simple" xlink:show="embed" xlink:actuate="onLoad" draw:mime-type="image/png"/></draw:frame></text:p>
      <text:p text:style-name="P1"><draw:frame draw:style-name="fr1" draw:name="Image2" text:anchor-type="char" svg:width="17cm" svg:height="10.666cm" draw:z-index="1"><draw:image xlink:href="Pictures/1000000100000287000001964E1E5B4A95A90ECA.png" xlink:type="simple" xlink:show="embed" xlink:actuate="onLoad" draw:mime-type="image/png"/></draw:frame></text:p>
      <text:p text:style-name="P1"><draw:frame draw:style-name="fr1" draw:name="Image3" text:anchor-type="char" svg:width="17cm" svg:height="8.46cm" draw:z-index="2"><draw:image xlink:href="Pictures/100000010000028700000142DF86D4CC4B6DA1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3:27:59.538109244</meta:creation-date>
    <dc:date>2023-11-27T23:29:03.526436727</dc:date>
    <meta:editing-duration>PT1M4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